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F00000212DE820916A0FE8EF4.png" manifest:media-type="image/png"/>
  <manifest:file-entry manifest:full-path="Pictures/100073ED00009698000054AB7D04B82717649E2D.svg" manifest:media-type="image/svg+xml"/>
  <manifest:file-entry manifest:full-path="Pictures/10000201000003AF00000212111111DED47A28BE.png" manifest:media-type="image/png"/>
  <manifest:file-entry manifest:full-path="Pictures/1000351400009698000054AB0433B3D38C11A429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diamond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draw:auto-grow-height="true" fo:min-height="3.22cm"/>
    </style:style>
    <style:style style:name="pr2" style:family="presentation" style:parent-style-name="Vintage-subtitle">
      <style:graphic-properties draw:fill-color="#ffffff" draw:auto-grow-height="true" fo:min-height="12.182cm"/>
    </style:style>
    <style:style style:name="pr3" style:family="presentation" style:parent-style-name="Vintage-notes">
      <style:graphic-properties draw:fill-color="#ffffff" draw:auto-grow-height="true" fo:min-height="13.17cm"/>
    </style:style>
    <style:style style:name="pr4" style:family="presentation" style:parent-style-name="Vintage-title">
      <style:graphic-properties fo:min-height="3.22cm"/>
    </style:style>
    <style:style style:name="pr5" style:family="presentation" style:parent-style-name="Vintage-outline1">
      <style:graphic-properties fo:min-height="11.929cm"/>
    </style:style>
    <style:style style:name="pr6" style:family="presentation" style:parent-style-name="Vintage-title">
      <style:graphic-properties draw:auto-grow-height="true" fo:min-height="3.068cm"/>
    </style:style>
    <style:style style:name="pr7" style:family="presentation" style:parent-style-name="Vintage-title">
      <style:graphic-properties fo:min-height="6.439cm"/>
    </style:style>
    <style:style style:name="pr8" style:family="presentation" style:parent-style-name="Vintage-title">
      <style:graphic-properties fo:min-height="3.068cm"/>
    </style:style>
    <style:style style:name="pr9" style:family="presentation" style:parent-style-name="Vintage-outline1">
      <style:graphic-properties fo:min-height="11.932cm"/>
    </style:style>
    <style:style style:name="pr10" style:family="presentation" style:parent-style-name="Vintage-notes">
      <style:graphic-properties draw:fill-color="#ffffff" fo:min-height="13.17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 xml:id="id1" draw:id="id1">
        <office:forms form:automatic-focus="false" form:apply-design-mode="false"/>
        <draw:frame presentation:style-name="pr1" draw:layer="layout" svg:width="25.192cm" svg:height="3.22cm" svg:x="1.399cm" svg:y="0.391cm" presentation:class="title" presentation:user-transformed="true">
          <draw:text-box>
            <text:p>WELCOME<text:tab/> <text:s text:c="10"/></text:p>
          </draw:text-box>
        </draw:frame>
        <draw:frame presentation:style-name="pr2" draw:text-style-name="P2" draw:layer="layout" svg:width="25.192cm" svg:height="12.182cm" svg:x="1.399cm" svg:y="5.067cm" presentation:class="subtitle" presentation:user-transformed="true">
          <draw:text-box>
            <text:p text:style-name="P1">A PRESENTATION ON MUSANGO EXPRESS BY MESMER VOUFO </text:p>
            <text:p text:style-name="P1">ON SUNDAY 16TH APRIL 2017</text:p>
          </draw:text-box>
        </draw:frame>
        <anim:par presentation:node-type="timing-root">
          <anim:par smil:begin="id1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 xml:id="id2" draw:id="id2">
        <office:forms form:automatic-focus="false" form:apply-design-mode="false"/>
        <draw:frame presentation:style-name="pr4" draw:layer="layout" svg:width="25.192cm" svg:height="3.22cm" svg:x="1.399cm" svg:y="0.391cm" presentation:class="title" presentation:user-transformed="true">
          <draw:text-box>
            <text:p>LIST</text:p>
          </draw:text-box>
        </draw:frame>
        <draw:frame presentation:style-name="pr5" draw:layer="layout" svg:width="25.192cm" svg:height="12.182cm" svg:x="1.399cm" svg:y="5.068cm" presentation:class="outline">
          <draw:text-box>
            <text:list text:style-name="L2">
              <text:list-item>
                <text:p>INTRODUCTION</text:p>
              </text:list-item>
              <text:list-item>
                <text:p>ABOUT THE PLATFORM</text:p>
              </text:list-item>
              <text:list-item>
                <text:p>GOALS OF THE PLATFORM</text:p>
              </text:list-item>
              <text:list-item>
                <text:p>DRAWBACKS</text:p>
              </text:list-item>
              <text:list-item>
                <text:p>QUESTIONS</text:p>
              </text:list-item>
              <text:list-item>
                <text:p>LIVE DEMO</text:p>
              </text:list-item>
            </text:list>
          </draw:text-box>
        </draw:frame>
        <anim:par presentation:node-type="timing-root">
          <anim:par smil:begin="id2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 xml:id="id3" draw:id="id3">
        <office:forms form:automatic-focus="false" form:apply-design-mode="false"/>
        <draw:frame presentation:style-name="pr6" draw:layer="layout" svg:width="22.493cm" svg:height="3.068cm" svg:x="1.399cm" svg:y="0.8cm" presentation:class="title">
          <draw:text-box>
            <text:p>INTRODUCTION</text:p>
          </draw:text-box>
        </draw:frame>
        <draw:frame presentation:style-name="pr5" draw:layer="layout" svg:width="25.192cm" svg:height="12.182cm" svg:x="1.399cm" svg:y="5.067cm" presentation:class="outline" presentation:user-transformed="true">
          <draw:text-box>
            <text:list text:style-name="L2">
              <text:list-item>
                <text:p>My name is Mesmer Voufo and I am a 2<text:span text:style-name="T1">nd</text:span> year Computer Engineering student at the Faculty of Engineering and Technology, University of Buea.</text:p>
              </text:list-item>
            </text:list>
          </draw:text-box>
        </draw:frame>
        <anim:par presentation:node-type="timing-root">
          <anim:par smil:begin="id3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 xml:id="id4" draw:id="id4">
        <office:forms form:automatic-focus="false" form:apply-design-mode="false"/>
        <draw:frame presentation:style-name="pr4" draw:layer="layout" svg:width="25.192cm" svg:height="3.22cm" svg:x="1.399cm" svg:y="0.391cm" presentation:class="title" presentation:user-transformed="true">
          <draw:text-box>
            <text:p>About the platform</text:p>
          </draw:text-box>
        </draw:frame>
        <draw:frame presentation:style-name="pr5" draw:layer="layout" svg:width="25.192cm" svg:height="12.182cm" svg:x="1.399cm" svg:y="5.068cm" presentation:class="outline">
          <draw:text-box>
            <text:list text:style-name="L2">
              <text:list-header>
                <text:p>The platform is an online system divided into two parts :</text:p>
              </text:list-header>
              <text:list-item>
                <text:p>The admin(super and normal)</text:p>
              </text:list-item>
              <text:list-item>
                <text:p>The client</text:p>
              </text:list-item>
            </text:list>
          </draw:text-box>
        </draw:frame>
        <anim:par presentation:node-type="timing-root">
          <anim:par smil:begin="id4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 xml:id="id5" draw:id="id5">
        <office:forms form:automatic-focus="false" form:apply-design-mode="false"/>
        <draw:frame presentation:style-name="pr7" draw:layer="layout" svg:width="25.192cm" svg:height="6.439cm" svg:x="1.723cm" svg:y="-1.355cm" presentation:class="title" presentation:user-transformed="true">
          <draw:text-box>
            <text:p>Gaols of the platform</text:p>
          </draw:text-box>
        </draw:frame>
        <draw:frame presentation:style-name="pr5" draw:layer="layout" svg:width="25.9cm" svg:height="12.437cm" svg:x="0.761cm" svg:y="5.081cm" presentation:class="outline" presentation:user-transformed="true">
          <draw:text-box>
            <text:list text:style-name="L2">
              <text:list-header>
                <text:p>The goals are as follows:-</text:p>
              </text:list-header>
            </text:list>
          </draw:text-box>
        </draw:frame>
        <anim:par presentation:node-type="timing-root">
          <anim:par smil:begin="id5.begin">
            <anim:transitionFilter smil:dur="2s" smil:type="miscShapeWipe" smil:subtype="diamond"/>
          </anim:par>
        </anim:par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 xml:id="id6" draw:id="id6">
        <office:forms form:automatic-focus="false" form:apply-design-mode="false"/>
        <draw:frame presentation:style-name="pr6" draw:layer="layout" svg:width="22.493cm" svg:height="3.068cm" svg:x="1.399cm" svg:y="0.8cm" presentation:class="title">
          <draw:text-box>
            <text:p>Client part</text:p>
          </draw:text-box>
        </draw:frame>
        <draw:frame presentation:style-name="pr5" draw:layer="layout" svg:width="25.192cm" svg:height="12.182cm" svg:x="1.399cm" svg:y="5.067cm" presentation:class="outline" presentation:user-transformed="true">
          <draw:text-box>
            <text:list text:style-name="L2">
              <text:list-header>
                <text:p>The platform permits clients to:-</text:p>
              </text:list-header>
              <text:list-item>
                <text:p>Book a seat</text:p>
              </text:list-item>
              <text:list-item>
                <text:p>Cancel a journey</text:p>
              </text:list-item>
              <text:list-item>
                <text:p>Contact the agency service client for any business inquiries or problem.</text:p>
              </text:list-item>
              <text:list-item>
                <text:p>Any client can cancel his ticket at any time(except as from 15 minutes before the journey’s departure time) .</text:p>
              </text:list-item>
            </text:list>
          </draw:text-box>
        </draw:frame>
        <anim:par presentation:node-type="timing-root">
          <anim:par smil:begin="id6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 xml:id="id7" draw:id="id7">
        <office:forms form:automatic-focus="false" form:apply-design-mode="false"/>
        <draw:frame presentation:style-name="pr8" draw:layer="layout" svg:width="22.493cm" svg:height="3.068cm" svg:x="1.399cm" svg:y="0.8cm" presentation:class="title">
          <draw:text-box>
            <text:p>Admin part</text:p>
          </draw:text-box>
        </draw:frame>
        <draw:frame presentation:style-name="pr9" draw:layer="layout" svg:width="25.192cm" svg:height="12.182cm" svg:x="1.399cm" svg:y="5.068cm" presentation:class="outline">
          <draw:text-box>
            <text:list text:style-name="L2">
              <text:list-header>
                <text:p>There are two types of admins :-</text:p>
              </text:list-header>
              <text:list-item>
                <text:p>A super admin<text:tab/></text:p>
              </text:list-item>
              <text:list-item>
                <text:p>Normal admins</text:p>
              </text:list-item>
            </text:list>
          </draw:text-box>
        </draw:frame>
        <anim:par presentation:node-type="timing-root">
          <anim:par smil:begin="id7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10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 xml:id="id8" draw:id="id8">
        <office:forms form:automatic-focus="false" form:apply-design-mode="false"/>
        <draw:frame presentation:style-name="pr6" draw:layer="layout" svg:width="22.493cm" svg:height="3.068cm" svg:x="1.399cm" svg:y="0.8cm" presentation:class="title">
          <draw:text-box>
            <text:p>Normal admins</text:p>
          </draw:text-box>
        </draw:frame>
        <draw:frame presentation:style-name="pr5" draw:layer="layout" svg:width="25.192cm" svg:height="12.182cm" svg:x="1.399cm" svg:y="5.067cm" presentation:class="outline" presentation:user-transformed="true">
          <draw:text-box>
            <text:list text:style-name="L2">
              <text:list-header>
                <text:p>Each admin from a particular region can only assign and manage journeys from his region to other regions. He can do the following :-</text:p>
              </text:list-header>
              <text:list-item>
                <text:p>Add, delete, update and search a journey.</text:p>
              </text:list-item>
              <text:list-item>
                <text:p>View, delete and search information about a customer.</text:p>
              </text:list-item>
              <text:list-item>
                <text:p>View, delete,search and reply to a mail sent by a customer.</text:p>
              </text:list-item>
              <text:list-item>
                <text:p>Update their passwords.</text:p>
                <text:p/>
              </text:list-item>
            </text:list>
          </draw:text-box>
        </draw:frame>
        <anim:par presentation:node-type="timing-root">
          <anim:par smil:begin="id8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 xml:id="id9" draw:id="id9">
        <office:forms form:automatic-focus="false" form:apply-design-mode="false"/>
        <draw:frame presentation:style-name="pr8" draw:layer="layout" svg:width="22.493cm" svg:height="3.068cm" svg:x="1.399cm" svg:y="0.8cm" presentation:class="title">
          <draw:text-box>
            <text:p>Super admin</text:p>
          </draw:text-box>
        </draw:frame>
        <draw:frame presentation:style-name="pr9" draw:layer="layout" svg:width="25.192cm" svg:height="12.182cm" svg:x="1.399cm" svg:y="5.068cm" presentation:class="outline">
          <draw:text-box>
            <text:list text:style-name="L2">
              <text:list-header>
                <text:p>Only a super admin can add, view and delete normal admins and buses in/from the system. </text:p>
                <text:p>The app keeps tracts of each action performed by each admin and make them available to the super admin. Some actions (delete, update) made by a normal user can be viewed by other normal users.</text:p>
                <text:p>More shall be seen on the life demo.</text:p>
              </text:list-header>
            </text:list>
          </draw:text-box>
        </draw:frame>
        <anim:par presentation:node-type="timing-root">
          <anim:par smil:begin="id9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10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1" xml:id="id10" draw:id="id10">
        <office:forms form:automatic-focus="false" form:apply-design-mode="false"/>
        <draw:frame presentation:style-name="pr4" draw:layer="layout" svg:width="25.192cm" svg:height="3.22cm" svg:x="1.399cm" svg:y="0.391cm" presentation:class="title" presentation:user-transformed="true">
          <draw:text-box>
            <text:p>DRAWBACKS</text:p>
          </draw:text-box>
        </draw:frame>
        <draw:frame presentation:style-name="pr5" draw:layer="layout" svg:width="25.192cm" svg:height="12.182cm" svg:x="1.399cm" svg:y="5.067cm" presentation:class="outline" presentation:user-transformed="true">
          <draw:text-box>
            <text:list text:style-name="L2">
              <text:list-item>
                <text:p>The payment method is absent.</text:p>
              </text:list-item>
              <text:list-item>
                <text:p>No client can download his ticket(the can only view it). Some functionalities could not be added due to the lack of internet.</text:p>
              </text:list-item>
            </text:list>
          </draw:text-box>
        </draw:frame>
        <anim:par presentation:node-type="timing-root">
          <anim:par smil:begin="id10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2T1" xml:id="id11" draw:id="id11">
        <office:forms form:automatic-focus="false" form:apply-design-mode="false"/>
        <draw:frame presentation:style-name="pr4" draw:layer="layout" svg:width="25.192cm" svg:height="3.22cm" svg:x="1.399cm" svg:y="0.391cm" presentation:class="title" presentation:placeholder="true" presentation:user-transformed="true">
          <draw:text-box/>
        </draw:frame>
        <draw:frame presentation:style-name="pr5" draw:layer="layout" svg:width="25.192cm" svg:height="12.182cm" svg:x="1.399cm" svg:y="5.068cm" presentation:class="outline">
          <draw:text-box>
            <text:list text:style-name="L2">
              <text:list-header>
                <text:p>Questions ???</text:p>
              </text:list-header>
            </text:list>
          </draw:text-box>
        </draw:frame>
        <anim:par presentation:node-type="timing-root">
          <anim:par smil:begin="id11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2T1" xml:id="id12" draw:id="id12">
        <office:forms form:automatic-focus="false" form:apply-design-mode="false"/>
        <draw:frame presentation:style-name="pr6" draw:layer="layout" svg:width="22.493cm" svg:height="3.068cm" svg:x="1.399cm" svg:y="0.8cm" presentation:class="title" presentation:placeholder="true">
          <draw:text-box/>
        </draw:frame>
        <draw:frame presentation:style-name="pr5" draw:layer="layout" svg:width="25.192cm" svg:height="12.182cm" svg:x="1.399cm" svg:y="5.067cm" presentation:class="outline" presentation:user-transformed="true">
          <draw:text-box>
            <text:list text:style-name="L2">
              <text:list-header>
                <text:p><text:s text:c="6"/>Live demo</text:p>
              </text:list-header>
            </text:list>
          </draw:text-box>
        </draw:frame>
        <anim:par presentation:node-type="timing-root">
          <anim:par smil:begin="id12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177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5.800003051757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941cm" fo:text-indent="0cm"/>
      <style:text-properties fo:font-size="66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703cm" fo:text-indent="0cm"/>
      <style:text-properties fo:font-size="56.9000015258789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467cm" fo:text-indent="0cm"/>
      <style:text-properties fo:font-size="47.4000015258789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23cm" fo:text-indent="0cm"/>
      <style:text-properties fo:font-size="47.4000015258789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23cm" fo:text-indent="0cm"/>
      <style:text-properties fo:font-size="47.4000015258789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23cm" fo:text-indent="0cm"/>
      <style:text-properties fo:font-size="47.4000015258789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23cm" fo:text-indent="0cm"/>
      <style:text-properties fo:font-size="47.4000015258789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23cm" fo:text-indent="0cm"/>
      <style:text-properties fo:font-size="47.4000015258789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1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8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9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7" draw:layer="backgroundobjects" svg:width="27.988cm" svg:height="21.018cm" svg:x="0cm" svg:y="0.001cm">
        <draw:image xlink:href="Pictures/1000351400009698000054AB0433B3D38C11A429.svg" xlink:type="simple" xlink:show="embed" xlink:actuate="onLoad">
          <text:p/>
        </draw:image>
        <draw:image xlink:href="Pictures/10000201000003AF00000212111111DED47A28BE.png" xlink:type="simple" xlink:show="embed" xlink:actuate="onLoad"/>
      </draw:frame>
      <draw:frame presentation:style-name="LushGreen-title" draw:layer="backgroundobjects" svg:width="25.192cm" svg:height="2.401cm" svg:x="1.399cm" svg:y="0.8cm" presentation:class="title" presentation:placeholder="true">
        <draw:text-box/>
      </draw:frame>
      <draw:frame presentation:style-name="LushGreen-outline1" draw:layer="backgroundobjects" svg:width="25.192cm" svg:height="12.182cm" svg:x="1.399cm" svg:y="5.067cm" presentation:class="outline" presentation:placeholder="true">
        <draw:text-box/>
      </draw:frame>
      <draw:frame presentation:style-name="Mpr4" draw:text-style-name="MP2" draw:layer="backgroundobjects" svg:width="6.521cm" svg:height="1.448cm" svg:x="1.399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2cm" svg:height="1.448cm" svg:x="9.571cm" svg:y="19.1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1cm" svg:height="1.448cm" svg:x="20.068cm" svg:y="19.1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office:forms form:automatic-focus="false" form:apply-design-mode="false"/>
      <draw:frame draw:style-name="Mgr3" draw:text-style-name="MP7" draw:layer="backgroundobjects" svg:width="27.99cm" svg:height="20.994cm" svg:x="0cm" svg:y="0cm">
        <draw:image xlink:href="Pictures/100073ED00009698000054AB7D04B82717649E2D.svg" xlink:type="simple" xlink:show="embed" xlink:actuate="onLoad">
          <text:p/>
        </draw:image>
        <draw:image xlink:href="Pictures/10000201000003AF00000212DE820916A0FE8EF4.png" xlink:type="simple" xlink:show="embed" xlink:actuate="onLoad"/>
      </draw:frame>
      <draw:frame presentation:style-name="Vintage-title" draw:layer="backgroundobjects" svg:width="22.493cm" svg:height="3.068cm" svg:x="1.399cm" svg:y="0.8cm" presentation:class="title" presentation:placeholder="true">
        <draw:text-box/>
      </draw:frame>
      <draw:frame presentation:style-name="Vintage-outline1" draw:layer="backgroundobjects" svg:width="25.192cm" svg:height="12.182cm" svg:x="1.399cm" svg:y="5.068cm" presentation:class="outline" presentation:placeholder="true">
        <draw:text-box/>
      </draw:frame>
      <draw:frame presentation:style-name="Mpr7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.478cm" svg:height="8.993cm" svg:x="2.056cm" svg:y="2.351cm" presentation:class="page"/>
        <draw:frame presentation:style-name="Vintage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6T20:01:42.660126284</meta:creation-date>
    <dc:date>2017-04-12T16:59:27.705404133</dc:date>
    <meta:editing-duration>PT4H40M11S</meta:editing-duration>
    <meta:editing-cycles>67</meta:editing-cycles>
    <meta:generator>LibreOffice/5.1.2.2$Linux_X86_64 LibreOffice_project/10m0$Build-2</meta:generator>
    <meta:document-statistic meta:object-count="93"/>
  </office:meta>
</office:document-meta>
</file>